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
    </style:style>
    <style:style style:name="P2" style:family="paragraph" style:parent-style-name="Standard">
      <style:text-properties officeooo:paragraph-rsid="000f411f"/>
    </style:style>
    <style:style style:name="P3" style:family="paragraph" style:parent-style-name="Standard">
      <style:text-properties style:font-name="Arial"/>
    </style:style>
    <style:style style:name="P4" style:family="paragraph" style:parent-style-name="Standard">
      <style:text-properties style:font-name="Arial" officeooo:paragraph-rsid="0013896a"/>
    </style:style>
    <style:style style:name="P5" style:family="paragraph" style:parent-style-name="Standard" style:list-style-name="L1"/>
    <style:style style:name="P6" style:family="paragraph" style:parent-style-name="Standard" style:list-style-name="L1">
      <style:text-properties officeooo:paragraph-rsid="000f411f"/>
    </style:style>
    <style:style style:name="P7" style:family="paragraph" style:parent-style-name="Standard" style:list-style-name="L1">
      <style:text-properties officeooo:paragraph-rsid="00112b1d"/>
    </style:style>
    <style:style style:name="P8" style:family="paragraph" style:parent-style-name="Standard" style:list-style-name="L1">
      <style:text-properties officeooo:paragraph-rsid="0012e0fc"/>
    </style:style>
    <style:style style:name="P9" style:family="paragraph" style:parent-style-name="Standard" style:list-style-name="L1">
      <style:text-properties officeooo:paragraph-rsid="0013896a"/>
    </style:style>
    <style:style style:name="P10" style:family="paragraph" style:parent-style-name="Standard" style:list-style-name="L1">
      <style:text-properties officeooo:rsid="0012e0fc" officeooo:paragraph-rsid="0012e0fc"/>
    </style:style>
    <style:style style:name="P11" style:family="paragraph" style:parent-style-name="Standard">
      <style:text-properties officeooo:paragraph-rsid="0013896a"/>
    </style:style>
    <style:style style:name="P12" style:family="paragraph" style:parent-style-name="Standard">
      <loext:graphic-properties draw:fill="none"/>
      <style:paragraph-properties fo:margin-left="0cm" fo:margin-right="0cm" fo:text-indent="0cm" style:auto-text-indent="false" fo:background-color="transparent"/>
      <style:text-properties officeooo:paragraph-rsid="0013896a"/>
    </style:style>
    <style:style style:name="P13" style:family="paragraph" style:parent-style-name="Text_20_body">
      <style:text-properties style:font-name="Arial" fo:font-weight="bold" officeooo:rsid="000f411f" officeooo:paragraph-rsid="000f411f" style:font-weight-asian="bold" style:font-weight-complex="bold"/>
    </style:style>
    <style:style style:name="T1" style:family="text">
      <style:text-properties officeooo:rsid="000f411f"/>
    </style:style>
    <style:style style:name="T2" style:family="text">
      <style:text-properties style:font-name="Arial"/>
    </style:style>
    <style:style style:name="T3" style:family="text">
      <style:text-properties style:font-name="Arial" officeooo:rsid="000f411f"/>
    </style:style>
    <style:style style:name="T4" style:family="text">
      <style:text-properties style:font-name="Arial" officeooo:rsid="00112b1d"/>
    </style:style>
    <style:style style:name="T5" style:family="text">
      <style:text-properties style:font-name="Arial" officeooo:rsid="0012e0fc"/>
    </style:style>
    <style:style style:name="T6" style:family="text">
      <style:text-properties style:font-name="Arial" officeooo:rsid="0013896a"/>
    </style:style>
    <style:style style:name="T7" style:family="text">
      <style:text-properties officeooo:rsid="0012e0fc"/>
    </style:style>
    <style:style style:name="T8" style:family="text">
      <style:text-properties fo:color="#000000" loext:opacity="100%" style:font-name="Arial"/>
    </style:style>
    <style:style style:name="T9" style:family="text">
      <style:text-properties fo:color="#000000" loext:opacity="100%" style:font-name="Arial" officeooo:rsid="0012e0fc"/>
    </style:style>
    <style:style style:name="T10" style:family="text">
      <style:text-properties fo:color="#000000" loext:opacity="100%" style:font-name="Arial" officeooo:rsid="00112b1d"/>
    </style:style>
    <style:style style:name="T11" style:family="text">
      <style:text-properties officeooo:rsid="001389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C-ALE Setup with RTL-SDR for quiet scanning</text:h>
      <text:p text:style-name="P13">Rob VK3ARL, 07/07/2021</text:p>
      <text:p text:style-name="P13"/>
      <text:p text:style-name="P2"><text:span text:style-name="T2">This </text:span><text:span text:style-name="T3">setup </text:span><text:span text:style-name="T2">is </text:span><text:span text:style-name="T3">currently quite complicated</text:span><text:span text:style-name="T2">, and </text:span><text:span text:style-name="T3">is </text:span><text:span text:style-name="T2">pretty developmental. </text:span><text:span text:style-name="T3">T</text:span><text:span text:style-name="T2">he idea is to avoid abusing the relays in </text:span><text:span text:style-name="T3">a Xiegu</text:span><text:span text:style-name="T2"> G90 </text:span><text:span text:style-name="T3">(or any other non-ALE transceiver)</text:span><text:span text:style-name="T2"> by using an RTL-SDR </text:span><text:span text:style-name="T3">or similar SDR receiver</text:span><text:span text:style-name="T2"> to do high-speed scanning, and only switching in the G90 when required for TX (sounding and calling).</text:span></text:p>
      <text:p text:style-name="P3">Out of the box, PC-ALE v1.08 beta 32 does not have an easy way to separate these functions.</text:p>
      <text:p text:style-name="Standard"><text:span text:style-name="T2">I </text:span><text:span text:style-name="T3">put together an</text:span><text:span text:style-name="T2"> A</text:span><text:span text:style-name="T3">uto</text:span><text:span text:style-name="T2">H</text:span><text:span text:style-name="T3">otkey</text:span><text:span text:style-name="T2"> script which watches for certain words to appear in the 'status bar' in the PC-ALE program </text:span><text:span text:style-name="T3">(the bar at the bottom of the Windows application)</text:span><text:span text:style-name="T2">. The status bar is a relatively convenient, albeit unconventional, way to read the current requirements of PC-ALE, particularly for when it is about to transmit. </text:span><text:span text:style-name="T3">I am not a coder, and I don’t know how to achieve this function using a more conventional programming language.</text:span></text:p>
      <text:p text:style-name="Standard"><text:span text:style-name="T3">This method of constantly watching the status bar</text:span><text:span text:style-name="T2"> works, but you </text:span><text:span text:style-name="T3">do</text:span><text:span text:style-name="T2"> need to make sure that "Listen before TX" is checked. Increasing the 'PTTD ms' to around 300 </text:span><text:span text:style-name="T3">also </text:span><text:span text:style-name="T2">seems to give the system more time to react to status bar changes.</text:span></text:p>
      <text:p text:style-name="P12"><text:span text:style-name="T2">Ideally, you need a T/R switch on a single multiband antenna. If not available, two antennas are required, one for RTL-SDR and one for the G90. Care should be taken to avoid overloading the </text:span><text:span text:style-name="T6">receiver </text:span><text:span text:style-name="T2">RTL-SDR.</text:span></text:p>
      <text:p text:style-name="P11"><text:span text:style-name="T2">While not fully tested, the tuner on the G90 should be able to be set on each band of use, checked, then the tuner left on while under CAT control. This should protect the G90 from high SWR, and shouldn't overuse the tuner relays.</text:span></text:p>
      <text:p text:style-name="P4"><text:span text:style-name="T7">At this stage,</text:span> CAT <text:span text:style-name="T7">control</text:span> cannot replace <text:span text:style-name="T7">VOX for PTT on the transceiver.</text:span> It <text:span text:style-name="T11">is possible, however th</text:span>e ideal timings are not really able to be pulled from just the status bar text, so this is not implemented at this stage.</text:p>
      <text:p text:style-name="P3"/>
      <text:p text:style-name="Standard"><text:span text:style-name="T6">The</text:span><text:span text:style-name="T2"> setup is as follows:</text:span></text:p>
      <text:p text:style-name="P3"/>
      <text:list xml:id="list3272975749" text:style-name="L1">
        <text:list-item>
          <text:p text:style-name="P6"><text:span text:style-name="T2">Plug the CAT control </text:span><text:span text:style-name="T3">cable in</text:span><text:span text:style-name="T2">to the G90, the USB audio cable into the CE-19 </text:span><text:span text:style-name="T3">(the external data module used with the G90)</text:span><text:span text:style-name="T2">, </text:span><text:span text:style-name="T3">then </text:span><text:span text:style-name="T2">the CE-19 into the G90.</text:span></text:p>
        </text:list-item>
        <text:list-item>
          <text:p text:style-name="P7"><text:span text:style-name="T2">Set the G90 to use VOX (required), and Input </text:span><text:span text:style-name="T3">to</text:span><text:span text:style-name="T2"> "Line". </text:span><text:span text:style-name="T3">See the Xiegu G90 groups.io forum for heaps of info on this rig. </text:span><text:span text:style-name="T4">So far, t</text:span><text:span text:style-name="T3">his is the same </text:span><text:span text:style-name="T4">setup </text:span><text:span text:style-name="T3">as </text:span><text:span text:style-name="T4">that required for</text:span><text:span text:style-name="T3"> FT8 and similar data modes.</text:span></text:p>
        </text:list-item>
        <text:list-item>
          <text:p text:style-name="P7"><text:span text:style-name="T3">Connect the RTL-SDR to the PC.</text:span></text:p>
        </text:list-item>
        <text:list-item>
          <text:p text:style-name="P5"><text:span text:style-name="T2">Use “com0com” to create </text:span><text:span text:style-name="T9">a</text:span><text:span text:style-name="T8"> </text:span><text:span text:style-name="T10">pair of </text:span><text:span text:style-name="T8">virtual </text:span><text:span text:style-name="T10">COM </text:span><text:span text:style-name="T8">port</text:span><text:span text:style-name="T10">s</text:span><text:span text:style-name="T8">.</text:span></text:p>
        </text:list-item>
        <text:list-item>
          <text:p text:style-name="P5"><text:span text:style-name="T4">Use a v</text:span><text:span text:style-name="T2">irtual audio cable program, </text:span><text:span text:style-name="T4">and set up one virtual cable</text:span><text:span text:style-name="T2"> (I use VBCable).</text:span></text:p>
        </text:list-item>
        <text:list-item>
          <text:p text:style-name="P7"><text:span text:style-name="T2">Open SDRSharp with an RTL-SDR plugged in, and use </text:span><text:span text:style-name="T4">the</text:span><text:span text:style-name="T2"> CalicoCAT </text:span><text:span text:style-name="T4">plugin </text:span><text:span text:style-name="T2">to expose control to one </text:span><text:span text:style-name="T4">side </text:span><text:span text:style-name="T2">of the virtual COM po</text:span><text:span text:style-name="T8">rt</text:span><text:span text:style-name="T9">s</text:span><text:span text:style-name="T8">.</text:span></text:p>
        </text:list-item>
        <text:list-item>
          <text:p text:style-name="P7"><text:span text:style-name="T2">Output the SDRSharp audio to "CABLE Input".</text:span></text:p>
        </text:list-item>
        <text:list-item>
          <text:p text:style-name="P5"><text:span text:style-name="T2">Open PC-ALE, open "MIL-STD-188-141 Options" and set the radio type to "KENWOOD" (the type of radio that CalicoCAT </text:span><text:span text:style-name="T4">mimics</text:span><text:span text:style-name="T2">). Point the "CAT Comm Port" to the OTHER SIDE of the virtual pair used for CalicoCAT in SDRSharp.</text:span></text:p>
        </text:list-item>
        <text:list-item>
          <text:p text:style-name="P8"><text:span text:style-name="T2">Set up the Soundcard settings in PC-ALE to listen on the "CABLE Output" and to transmit on the audio out (speakers) of the USB audio adapter. The G90 then uses VOX for PTT.</text:span></text:p>
        </text:list-item>
        <text:list-item>
          <text:p text:style-name="P10"><text:span text:style-name="T2">Download and install AutoHotkey.</text:span></text:p>
        </text:list-item>
        <text:list-item>
          <text:p text:style-name="P10"><text:span text:style-name="T2">Download Hamlib. I have version </text:span><text:span text:style-name="T6">3.3.</text:span></text:p>
        </text:list-item>
        <text:list-item>
          <text:p text:style-name="P8"><text:soft-page-break/><text:span text:style-name="T5">Place the TXChecker.ahk script into the Hamlib executables folder </text:span><text:span text:style-name="T6">(“bin\”)</text:span><text:span text:style-name="T5">.</text:span></text:p>
        </text:list-item>
        <text:list-item>
          <text:p text:style-name="P9"><text:span text:style-name="T5">Run</text:span><text:span text:style-name="T2"> the TXChecker.</text:span><text:span text:style-name="T5">ahk</text:span><text:span text:style-name="T2"> script </text:span><text:span text:style-name="T5">by double clicking, and enter the </text:span><text:span text:style-name="T6">COM port of the G90. This can be found in the Windows Device Manager.</text:span></text:p>
        </text:list-item>
        <text:list-item>
          <text:p text:style-name="P9"><text:span text:style-name="T6">In PC-ALE, start scanning. SDRSharp should be scanning, using the RTL-SDR. When the script is triggered, the transceiver should change frequency to the current PC-ALE frequency before PC-ALE starts to transmit.</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21:34:10.443000000</meta:creation-date>
    <dc:date>2021-07-07T22:14:57.305000000</dc:date>
    <meta:editing-duration>PT18M16S</meta:editing-duration>
    <meta:editing-cycles>3</meta:editing-cycles>
    <meta:generator>LibreOffice/7.0.3.1$Windows_X86_64 LibreOffice_project/d7547858d014d4cf69878db179d326fc3483e082</meta:generator>
    <meta:document-statistic meta:table-count="0" meta:image-count="0" meta:object-count="0" meta:page-count="2" meta:paragraph-count="24" meta:word-count="613" meta:character-count="3411" meta:non-whitespace-character-count="2836"/>
  </office:meta>
</office:document-meta>
</file>